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Game Played" svg:font-family="'Game Play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001cm" table:align="margins" fo:background-color="transparent">
        <style:background-image/>
      </style:table-properties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9.001cm" table:align="margins" fo:background-color="transparent">
        <style:background-image/>
      </style:table-properties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Game Played" fo:font-size="15pt" fo:language="en" fo:country="none" officeooo:rsid="00190e56" officeooo:paragraph-rsid="00190e56" style:font-size-asian="15pt" style:font-size-complex="15pt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Game Played" fo:font-size="15pt" fo:language="en" fo:country="none" style:font-size-asian="15pt" style:font-size-complex="15pt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Game Played" fo:font-size="15pt" fo:language="en" fo:country="none" officeooo:paragraph-rsid="00190e56" style:font-size-asian="15pt" style:font-size-complex="15pt"/>
    </style:style>
    <style:style style:name="P4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Game Played" fo:font-size="15pt" fo:language="en" fo:country="none" officeooo:paragraph-rsid="001b0850" style:font-size-asian="15pt" style:font-size-complex="15pt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Game Played" fo:font-size="15pt" fo:language="en" fo:country="none" officeooo:rsid="00190e56" officeooo:paragraph-rsid="00190e56" style:font-size-asian="15pt" style:font-size-complex="15pt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Game Played" fo:font-size="15pt" fo:language="en" fo:country="none" officeooo:rsid="00190e56" officeooo:paragraph-rsid="001b0850" style:font-size-asian="15pt" style:font-size-complex="15pt"/>
    </style:style>
    <style:style style:name="P7" style:family="paragraph" style:parent-style-name="Standard">
      <style:text-properties officeooo:paragraph-rsid="001b08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line-break/>yellow msx series for rc2014</text:p>
            <text:p text:style-name="P2">game</text:p>
          </table:table-cell>
          <table:table-cell table:style-name="Table1.B1" office:value-type="string">
            <text:p text:style-name="P3"><text:line-break/>yellow msx series for rc2014</text:p>
            <text:p text:style-name="P3">game</text:p>
          </table:table-cell>
        </table:table-row>
        <table:table-row table:style-name="Table1.1">
          <table:table-cell table:style-name="Table1.A2" office:value-type="string">
            <text:p text:style-name="P3"><text:line-break/>yellow msx series for rc2014</text:p>
            <text:p text:style-name="P3">game</text:p>
          </table:table-cell>
          <table:table-cell table:style-name="Table1.B2" office:value-type="string">
            <text:p text:style-name="P3"><text:line-break/>yellow msx series for rc2014</text:p>
            <text:p text:style-name="P3">game</text:p>
          </table:table-cell>
        </table:table-row>
        <table:table-row table:style-name="Table1.1">
          <table:table-cell table:style-name="Table1.A2" office:value-type="string">
            <text:p text:style-name="P3"><text:line-break/>yellow msx series for rc2014</text:p>
            <text:p text:style-name="P1">VIDEO-ADV</text:p>
          </table:table-cell>
          <table:table-cell table:style-name="Table1.B2" office:value-type="string">
            <text:p text:style-name="P3"><text:line-break/>yellow msx series for rc2014</text:p>
            <text:p text:style-name="P1">VIDEO-ADV</text:p>
          </table:table-cell>
        </table:table-row>
        <table:table-row table:style-name="Table1.1">
          <table:table-cell table:style-name="Table1.A2" office:value-type="string">
            <text:p text:style-name="P3"><text:line-break/>yellow msx series for rc2014</text:p>
            <text:p text:style-name="P1">VIDEO-ADV</text:p>
          </table:table-cell>
          <table:table-cell table:style-name="Table1.B2" office:value-type="string">
            <text:p text:style-name="P3"><text:line-break/>yellow msx series for rc2014</text:p>
            <text:p text:style-name="P1">VIDEO-ADV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line-break/>yellow msx series for rc2014</text:p>
            <text:p text:style-name="P4">game</text:p>
          </table:table-cell>
          <table:table-cell table:style-name="Table2.B1" office:value-type="string">
            <text:p text:style-name="P4"><text:line-break/>yellow msx series for rc2014</text:p>
            <text:p text:style-name="P4">game</text:p>
          </table:table-cell>
        </table:table-row>
        <table:table-row table:style-name="Table2.1">
          <table:table-cell table:style-name="Table2.A2" office:value-type="string">
            <text:p text:style-name="P4"><text:line-break/>yellow msx series for rc2014</text:p>
            <text:p text:style-name="P4">game</text:p>
          </table:table-cell>
          <table:table-cell table:style-name="Table2.B2" office:value-type="string">
            <text:p text:style-name="P4"><text:line-break/>yellow msx series for rc2014</text:p>
            <text:p text:style-name="P4">game</text:p>
          </table:table-cell>
        </table:table-row>
        <table:table-row table:style-name="Table2.1">
          <table:table-cell table:style-name="Table2.A2" office:value-type="string">
            <text:p text:style-name="P4"><text:line-break/>yellow msx series for rc2014</text:p>
            <text:p text:style-name="P6">VIDEO-ADV</text:p>
          </table:table-cell>
          <table:table-cell table:style-name="Table2.B2" office:value-type="string">
            <text:p text:style-name="P4"><text:line-break/>yellow msx series for rc2014</text:p>
            <text:p text:style-name="P6">VIDEO-ADV</text:p>
          </table:table-cell>
        </table:table-row>
        <table:table-row table:style-name="Table2.1">
          <table:table-cell table:style-name="Table2.A2" office:value-type="string">
            <text:p text:style-name="P4"><text:line-break/>yellow msx series for rc2014</text:p>
            <text:p text:style-name="P6">VIDEO-ADV</text:p>
          </table:table-cell>
          <table:table-cell table:style-name="Table2.B2" office:value-type="string">
            <text:p text:style-name="P4"><text:line-break/>yellow msx series for rc2014</text:p>
            <text:p text:style-name="P6">VIDEO-ADV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Game Played" svg:font-family="'Game Play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3T14:27:30.309000000</meta:creation-date>
    <meta:print-date>2021-03-04T19:50:48.484000000</meta:print-date>
    <dc:date>2021-03-04T22:13:49.296000000</dc:date>
    <meta:editing-duration>PT2H19M14S</meta:editing-duration>
    <meta:editing-cycles>2</meta:editing-cycles>
    <meta:generator>LibreOffice/6.4.3.2$Windows_X86_64 LibreOffice_project/747b5d0ebf89f41c860ec2a39efd7cb15b54f2d8</meta:generator>
    <meta:document-statistic meta:table-count="2" meta:image-count="0" meta:object-count="0" meta:page-count="1" meta:paragraph-count="32" meta:word-count="96" meta:character-count="568" meta:non-whitespace-character-count="488"/>
  </office:meta>
</office:document-meta>
</file>